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1ed24" officeooo:paragraph-rsid="0011ed2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11ed24" officeooo:paragraph-rsid="0011ed24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3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3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4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T1" style:family="text">
      <style:text-properties officeooo:rsid="00140e52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/>4. CSS</text:p>
      <text:p text:style-name="P2"/>
      <text:p text:style-name="P2">4.1 ¿Qué es CSS?</text:p>
      <text:p text:style-name="P2"><text:tab/>CSS(Cascade Style Sheets – Hola de estilos en cascada): Intentan separar en un documento el estilo lógico (contiene elementos a mostrar) del estilo físico (apariencia de los elementos</text:p>
      <text:p text:style-name="P4"/>
      <text:p text:style-name="P4">El estilo lógico contendría elementos como:</text:p>
      <text:list xml:id="list2410952665" text:style-name="L1">
        <text:list-item>
          <text:p text:style-name="P3">Cabeceras</text:p>
        </text:list-item>
        <text:list-item>
          <text:p text:style-name="P3">Párrafos</text:p>
        </text:list-item>
        <text:list-item>
          <text:p text:style-name="P3">Imágenes</text:p>
        </text:list-item>
        <text:list-item>
          <text:p text:style-name="P3">Enlaces</text:p>
        </text:list-item>
      </text:list>
      <text:p text:style-name="P4">El estilo físico contendría elementos como:</text:p>
      <text:list xml:id="list559389868" text:style-name="L2">
        <text:list-item>
          <text:p text:style-name="P5">Tipos de letra</text:p>
        </text:list-item>
        <text:list-item>
          <text:p text:style-name="P5">Colores de fondo y letra</text:p>
        </text:list-item>
        <text:list-item>
          <text:p text:style-name="P5">Tamaños</text:p>
        </text:list-item>
        <text:list-item>
          <text:p text:style-name="P5">Márgenes</text:p>
        </text:list-item>
      </text:list>
      <text:p text:style-name="P4"/>
      <text:p text:style-name="P6">Las reglas CSS establecen las propiedades que aparecen</text:p>
      <text:p text:style-name="P6"/>
      <text:p text:style-name="P6">Selector {</text:p>
      <text:p text:style-name="P6">propiedad1:valor1;</text:p>
      <text:p text:style-name="P6">propiedad2:valor2;</text:p>
      <text:p text:style-name="P6">-----------------</text:p>
      <text:p text:style-name="P6">propiedad3:valor3;</text:p>
      <text:p text:style-name="P6">}</text:p>
      <text:p text:style-name="P6"/>
      <text:p text:style-name="P6">Dónde:</text:p>
      <text:list xml:id="list3111338662" text:style-name="L3">
        <text:list-item>
          <text:p text:style-name="P7">Selector: Etiqueta HTML a la que se aplica el estilo.</text:p>
        </text:list-item>
        <text:list-item>
          <text:p text:style-name="P7">Propiedad: Propiedad concreta del elemento que se quiere modificar (color, fuent<text:span text:style-name="T1">e, tamaño…)</text:span></text:p>
        </text:list-item>
        <text:list-item>
          <text:p text:style-name="P8">valor: Valor que toma la propiedad.</text:p>
        </text:list-item>
      </text:list>
      <text:p text:style-name="P9"/>
      <text:p text:style-name="P9">P</text:p>
      <text:p text:style-name="P9">{</text:p>
      <text:p text:style-name="P9">font-size: 50pt;</text:p>
      <text:p text:style-name="P9">color: red;</text:p>
      <text:p text:style-name="P9">font-family: Verdana;</text:p>
      <text:p text:style-name="P9">}</text:p>
      <text:p text:style-name="P9"/>
      <text:p text:style-name="P9">4.2.1 Ubicacion de las reglas</text:p>
      <text:p text:style-name="P9"><text:tab/>Existen tres posibilidades:</text:p>
      <text:list xml:id="list3835338355" text:style-name="L4">
        <text:list-item>
          <text:p text:style-name="P10">Aplicación directa en etiqueta mediante el atributo style del elemento HTML.</text:p>
          <text:p text:style-name="P10">&lt;elemento style=” propieda1:valor1;</text:p>
        </text:list-item>
      </text:list>
      <text:p text:style-name="P9"><text:tab/><text:tab/><text:tab/><text:tab/>propieda2:valor2;</text:p>
      <text:p text:style-name="P9"><text:tab/><text:tab/><text:tab/><text:tab/>…………………………..&gt;</text:p>
      <text:p text:style-name="P9"><text:tab/>&lt;/element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9:10.370559511</meta:creation-date>
    <dc:date>2018-02-27T12:46:30.232531313</dc:date>
    <meta:editing-duration>PT6M39S</meta:editing-duration>
    <meta:editing-cycles>1</meta:editing-cycles>
    <meta:document-statistic meta:table-count="0" meta:image-count="0" meta:object-count="0" meta:page-count="1" meta:paragraph-count="37" meta:word-count="150" meta:character-count="986" meta:non-whitespace-character-count="872"/>
    <meta:generator>LibreOffice/5.4.0.3$Linux_X86_64 LibreOffice_project/40m0$Build-3</meta:generator>
  </office:meta>
</office:document-meta>
</file>